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rsid="000df2b3" officeooo:paragraph-rsid="000df2b3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f112c" officeooo:paragraph-rsid="000f11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create table branch ( branch_name VARCHAR(30),branch_city VARCHAR(30),assets VARCHAR(40),PRIMARY KEY(branch_name));</text:p>
      <text:p text:style-name="P2"><text:s/>alter table branch modify branch_city VARCHAR(30) NOT NULL;</text:p>
      <text:p text:style-name="P2"/>
      <text:p text:style-name="P2">+-------------+-------------+------+-----+---------+-------+</text:p>
      <text:p text:style-name="P2">| Field <text:s text:c="6"/>| Type <text:s text:c="7"/>| Null | Key | Default | Extra |</text:p>
      <text:p text:style-name="P2">+-------------+-------------+------+-----+---------+-------+</text:p>
      <text:p text:style-name="P2">| branch_name | varchar(30) | NO <text:s text:c="2"/>| PRI | <text:s text:c="8"/>| <text:s text:c="6"/>|</text:p>
      <text:p text:style-name="P2">| branch_city | varchar(30) | NO <text:s text:c="2"/>| <text:s text:c="4"/>| NULL <text:s text:c="3"/>| <text:s text:c="6"/>|</text:p>
      <text:p text:style-name="P2">| assets <text:s text:c="5"/>| varchar(40) | YES <text:s/>| <text:s text:c="4"/>| NULL <text:s text:c="3"/>| <text:s text:c="6"/>|</text:p>
      <text:p text:style-name="P2">+-------------+-------------+------+-----+---------+-------+</text:p>
      <text:p text:style-name="P2"/>
      <text:p text:style-name="P2"/>
      <text:p text:style-name="P2">create table depositor(access_date DATE , account_number CHAR(20),customer_id CHAR(12),FOREIGN KEY (account_number) REFERENCES account(account_number), FOREIGN KEY (customer_id) REFERENCES customer(customer_id));</text:p>
      <text:p text:style-name="P2"/>
      <text:p text:style-name="P2">+----------------+----------+------+-----+---------+-------+</text:p>
      <text:p text:style-name="P2">| Field <text:s text:c="9"/>| Type <text:s text:c="4"/>| Null | Key | Default | Extra |</text:p>
      <text:p text:style-name="P2">+----------------+----------+------+-----+---------+-------+</text:p>
      <text:p text:style-name="P2">| access_date <text:s text:c="3"/>| date <text:s text:c="4"/>| YES <text:s/>| <text:s text:c="4"/>| NULL <text:s text:c="3"/>| <text:s text:c="6"/>|</text:p>
      <text:p text:style-name="P2">| account_number | char(20) | YES <text:s/>| MUL | NULL <text:s text:c="3"/>| <text:s text:c="6"/>|</text:p>
      <text:p text:style-name="P2">| customer_id <text:s text:c="3"/>| char(12) | YES <text:s/>| MUL | NULL <text:s text:c="3"/>| <text:s text:c="6"/>|</text:p>
      <text:p text:style-name="P2">+----------------+----------+------+-----+---------+-------+</text:p>
      <text:p text:style-name="P2"/>
      <text:p text:style-name="P2"/>
      <text:p text:style-name="P2"/>
      <text:p text:style-name="P2"><text:s/>create table borrower ( customer_id CHAR(12), loan_number VARCHAR(20),PRIMARY KEY (loan_number,customer_id) , FOREIGN KEY (loan_number) REFERENCES loan(loan_number),FOREIGN KEY (customer_id) REFERENCES customer(customer_id));</text:p>
      <text:p text:style-name="P2"/>
      <text:p text:style-name="P2">+-------------+-------------+------+-----+---------+-------+</text:p>
      <text:p text:style-name="P2">| Field <text:s text:c="6"/>| Type <text:s text:c="7"/>| Null | Key | Default | Extra |</text:p>
      <text:p text:style-name="P2">+-------------+-------------+------+-----+---------+-------+</text:p>
      <text:p text:style-name="P2">| customer_id | char(12) <text:s text:c="3"/>| NO <text:s text:c="2"/>| PRI | <text:s text:c="8"/>| <text:s text:c="6"/>|</text:p>
      <text:p text:style-name="P2">| loan_number | varchar(20) | NO <text:s text:c="2"/>| PRI | <text:s text:c="8"/>| <text:s text:c="6"/>|</text:p>
      <text:p text:style-name="P2">+-------------+-------------+------+-----+---------+-------+</text:p>
      <text:p text:style-name="P2"/>
      <text:p text:style-name="P2"/>
      <text:p text:style-name="P2"></text:p>
      <text:p text:style-name="P2"/>
      <text:p text:style-name="P2"><text:s/>create table payment (payment_date DATE, payment_number CHAR(12), payment_amount DECIMAL(10,5) DEFAULT 0.0,loan_number VARCHAR(20),PRIMARY KEY (loan_number,payment_number) , FOREIGN KEY (loan_number) REFERENCES loan(loan_number) );</text:p>
      <text:p text:style-name="P2"></text:p>
      <text:p text:style-name="P2">+----------------+---------------+------+-----+---------+-------+</text:p>
      <text:p text:style-name="P2">| Field <text:s text:c="9"/>| Type <text:s text:c="9"/>| Null | Key | Default | Extra |</text:p>
      <text:p text:style-name="P2">+----------------+---------------+------+-----+---------+-------+</text:p>
      <text:p text:style-name="P2">| payment_date <text:s text:c="2"/>| date <text:s text:c="9"/>| YES <text:s/>| <text:s text:c="4"/>| NULL <text:s text:c="3"/>| <text:s text:c="6"/>|</text:p>
      <text:p text:style-name="P2">| payment_number | char(12) <text:s text:c="5"/>| NO <text:s text:c="2"/>| PRI | <text:s text:c="8"/>| <text:s text:c="6"/>|</text:p>
      <text:p text:style-name="P2">| payment_amount | decimal(10,5) | YES <text:s/>| <text:s text:c="4"/>| 0.00000 | <text:s text:c="6"/>|</text:p>
      <text:p text:style-name="P2">| loan_number <text:s text:c="3"/>| varchar(20) <text:s text:c="2"/>| NO <text:s text:c="2"/>| PRI | <text:s text:c="8"/>| <text:s text:c="6"/>|</text:p>
      <text:p text:style-name="P2">+----------------+---------------+------+-----+---------+-------+</text:p>
      <text:p text:style-name="P2"/>
      <text:p text:style-name="P2"><text:soft-page-break/></text:p>
      <text:p text:style-name="P2"/>
      <text:p text:style-name="P2"/>
      <text:p text:style-name="P2"/>
      <text:p text:style-name="P2">create table account ( account_number CHAR(20),balance DECIMAL(10,5) DEFAULT 0.0, PRIMARY KEY(account_number));</text:p>
      <text:p text:style-name="P2"/>
      <text:p text:style-name="P2">+----------------+---------------+------+-----+---------+-------+</text:p>
      <text:p text:style-name="P2">| Field <text:s text:c="9"/>| Type <text:s text:c="9"/>| Null | Key | Default | Extra |</text:p>
      <text:p text:style-name="P2">+----------------+---------------+------+-----+---------+-------+</text:p>
      <text:p text:style-name="P2">| account_number | char(20) <text:s text:c="5"/>| NO <text:s text:c="2"/>| PRI | <text:s text:c="8"/>| <text:s text:c="6"/>|</text:p>
      <text:p text:style-name="P2">| balance <text:s text:c="7"/>| decimal(10,5) | YES <text:s/>| <text:s text:c="4"/>| 0.00000 | <text:s text:c="6"/>|</text:p>
      <text:p text:style-name="P2">+----------------+---------------+------+-----+---------+-------+</text:p>
      <text:p text:style-name="P2"/>
      <text:p text:style-name="P2"/>
      <text:p text:style-name="P2"/>
      <text:p text:style-name="P2"/>
      <text:p text:style-name="P2"/>
      <text:p text:style-name="P2"><text:s/>create table loan ( loan_number CHAR(20), amount DECIMAL(9,5) DEFAULT 0.0, PRIMARY KEY(loan_number));</text:p>
      <text:p text:style-name="P2"/>
      <text:p text:style-name="P2">+-------------+--------------+------+-----+---------+-------+</text:p>
      <text:p text:style-name="P2">| Field <text:s text:c="6"/>| Type <text:s text:c="8"/>| Null | Key | Default | Extra |</text:p>
      <text:p text:style-name="P2">+-------------+--------------+------+-----+---------+-------+</text:p>
      <text:p text:style-name="P2">| loan_number | char(20) <text:s text:c="4"/>| NO <text:s text:c="2"/>| PRI | <text:s text:c="8"/>| <text:s text:c="6"/>|</text:p>
      <text:p text:style-name="P2">| amount <text:s text:c="5"/>| decimal(9,5) | YES <text:s/>| <text:s text:c="4"/>| 0.00000 | <text:s text:c="6"/>|</text:p>
      <text:p text:style-name="P2">+-------------+--------------+------+-----+---------+-------+</text:p>
      <text:p text:style-name="P2"/>
      <text:p text:style-name="P2"><text:s/>create table customer ( customer_id CHAR(12),customer_name VARCHAR(30),cutomer_street VARCHAR(30),customer_city VARCHAR(30),PRIMARY KEY(customer_id));</text:p>
      <text:p text:style-name="P2"><text:s/>alter table customer modify customer_name VARCHAR(30) NOT NULL; </text:p>
      <text:p text:style-name="P2">alter table customer modify cutomer_street VARCHAR(30) NOT NULL; </text:p>
      <text:p text:style-name="P2">alter table customer modify customer_city VARCHAR(30) NOT NULL; </text:p>
      <text:p text:style-name="P2"/>
      <text:p text:style-name="P2">+----------------+-------------+------+-----+---------+-------+</text:p>
      <text:p text:style-name="P2">| Field <text:s text:c="9"/>| Type <text:s text:c="7"/>| Null | Key | Default | Extra |</text:p>
      <text:p text:style-name="P2">+----------------+-------------+------+-----+---------+-------+</text:p>
      <text:p text:style-name="P2">| customer_id <text:s text:c="3"/>| char(12) <text:s text:c="3"/>| NO <text:s text:c="2"/>| PRI | <text:s text:c="8"/>| <text:s text:c="6"/>|</text:p>
      <text:p text:style-name="P2">| customer_name <text:s/>| varchar(30) | NO <text:s text:c="2"/>| <text:s text:c="4"/>| NULL <text:s text:c="3"/>| <text:s text:c="6"/>|</text:p>
      <text:p text:style-name="P2">| cutomer_street | varchar(30) | NO <text:s text:c="2"/>| <text:s text:c="4"/>| NULL <text:s text:c="3"/>| <text:s text:c="6"/>|</text:p>
      <text:p text:style-name="P2">| customer_city <text:s/>| varchar(30) | NO <text:s text:c="2"/>| <text:s text:c="4"/>| NULL <text:s text:c="3"/>| <text:s text:c="6"/>|</text:p>
      <text:p text:style-name="P2">+----------------+-------------+------+-----+---------+-------+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1cm" fo:margin-bottom="2cm" fo:margin-left="1.489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2:18:26.380582546</meta:creation-date>
    <dc:date>2015-02-03T12:50:37.162064677</dc:date>
    <meta:editing-duration>PT17M10S</meta:editing-duration>
    <meta:editing-cycles>1</meta:editing-cycles>
    <meta:document-statistic meta:table-count="0" meta:image-count="0" meta:object-count="0" meta:page-count="3" meta:paragraph-count="61" meta:word-count="592" meta:character-count="4444" meta:non-whitespace-character-count="3511"/>
    <meta:generator>LibreOffice/4.2.4.2$Linux_X86_64 LibreOffice_project/420m0$Build-2</meta:generator>
  </office:meta>
</office:document-meta>
</file>